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11.737cm"/>
    </style:style>
    <style:style style:name="Tabela1.B" style:family="table-column">
      <style:table-column-properties style:column-width="2.635cm"/>
    </style:style>
    <style:style style:name="Tabela1.C" style:family="table-column">
      <style:table-column-properties style:column-width="2.637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fo:padding="0.097cm" fo:border-left="0.05pt solid #000000" fo:border-right="none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69e6" officeooo:paragraph-rsid="000f0653"/>
    </style:style>
    <style:style style:name="P2" style:family="paragraph" style:parent-style-name="Title">
      <style:text-properties officeooo:paragraph-rsid="000f0653"/>
    </style:style>
    <style:style style:name="P3" style:family="paragraph" style:parent-style-name="Text_20_body">
      <style:text-properties officeooo:rsid="0031a6c1" officeooo:paragraph-rsid="000f0653"/>
    </style:style>
    <style:style style:name="P4" style:family="paragraph" style:parent-style-name="Table_20_Contents">
      <style:text-properties fo:font-size="11pt" fo:language="pl" fo:country="PL" style:font-size-asian="11pt" style:font-size-complex="11pt"/>
    </style:style>
    <style:style style:name="P5" style:family="paragraph" style:parent-style-name="Table_20_Contents">
      <style:text-properties fo:font-size="11pt" fo:language="pl" fo:country="PL" officeooo:rsid="000f0653" officeooo:paragraph-rsid="000f0653" style:font-size-asian="11pt" style:font-size-complex="11pt"/>
    </style:style>
    <style:style style:name="P6" style:family="paragraph" style:parent-style-name="Table_20_Contents">
      <style:text-properties fo:font-size="11pt" fo:language="pl" fo:country="PL" officeooo:rsid="0010307d" officeooo:paragraph-rsid="0010307d" style:font-size-asian="11pt" style:font-size-complex="11pt"/>
    </style:style>
    <style:style style:name="P7" style:family="paragraph" style:parent-style-name="Table_20_Contents">
      <style:text-properties fo:font-size="11pt" fo:language="pl" fo:country="PL" officeooo:rsid="0011c98d" officeooo:paragraph-rsid="0011c98d" style:font-size-asian="11pt" style:font-size-complex="11pt"/>
    </style:style>
    <style:style style:name="P8" style:family="paragraph" style:parent-style-name="Table_20_Contents">
      <style:text-properties fo:font-size="11pt" fo:language="pl" fo:country="PL" officeooo:rsid="00139922" officeooo:paragraph-rsid="00139922" style:font-size-asian="11pt" style:font-size-complex="11pt"/>
    </style:style>
    <style:style style:name="P9" style:family="paragraph" style:parent-style-name="Table_20_Contents">
      <style:text-properties fo:font-size="11pt" fo:language="pl" fo:country="PL" officeooo:rsid="0014c579" officeooo:paragraph-rsid="0014c579" style:font-size-asian="11pt" style:font-size-complex="11pt"/>
    </style:style>
    <style:style style:name="P10" style:family="paragraph" style:parent-style-name="Table_20_Contents">
      <style:text-properties fo:font-size="11pt" fo:language="pl" fo:country="PL" officeooo:rsid="001801b6" officeooo:paragraph-rsid="001801b6" style:font-size-asian="11pt" style:font-size-complex="11pt"/>
    </style:style>
    <style:style style:name="P11" style:family="paragraph" style:parent-style-name="Table_20_Contents">
      <style:text-properties fo:font-size="11pt" fo:language="pl" fo:country="PL" officeooo:rsid="00198939" officeooo:paragraph-rsid="00198939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fo:language="pl" fo:country="PL" officeooo:rsid="001ea530" officeooo:paragraph-rsid="001ea530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fo:language="pl" fo:country="PL" fo:font-style="italic" fo:font-weight="bold" officeooo:rsid="001ea530" officeooo:paragraph-rsid="001ea530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text-properties fo:language="pl" fo:country="PL"/>
    </style:style>
    <style:style style:name="P15" style:family="paragraph" style:parent-style-name="Standard">
      <style:paragraph-properties fo:text-align="justify" style:justify-single-word="false"/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f065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db366"/>
    </style:style>
    <style:style style:name="T5" style:family="text">
      <style:text-properties officeooo:rsid="00169d1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a33be"/>
    </style:style>
    <number:date-style style:name="N37">
      <number:day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ytuł</text:span>: <text:span text:style-name="T4">Super gra</text:span></text:p>
      <text:p text:style-name="P2"><text:span text:style-name="T3">Autorzy: </text:span><text:span text:style-name="T4">Jan Kowalski (JK), Jan Nowak (JN)</text:span></text:p>
      <text:p text:style-name="P3"><text:span text:style-name="T1">Ostatnia modyfikacja</text:span>: <text:date style:data-style-name="N37" text:date-value="2020-03-09T15:55:57.130999909">03/09/20</text:date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3">Pytanie</text:p>
          </table:table-cell>
          <table:table-cell table:style-name="Tabela1.A1" office:value-type="string">
            <text:p text:style-name="P13">Oczekiwana odpowiedź</text:p>
          </table:table-cell>
          <table:table-cell table:style-name="Tabela1.C1" office:value-type="string">
            <text:p text:style-name="P13">Twoja odpowiedź</text:p>
          </table:table-cell>
        </table:table-row>
        <table:table-row>
          <table:table-cell table:style-name="Tabela1.A2" office:value-type="string">
            <text:p text:style-name="P9">Czy projekt został spakowany w formacie ZIP? ( TAK / NIE )</text:p>
          </table:table-cell>
          <table:table-cell table:style-name="Tabela1.B2" office:value-type="string">
            <text:p text:style-name="P12">TAK</text:p>
          </table:table-cell>
          <table:table-cell table:style-name="Tabela1.C2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9">Czy raport został załączony w formacie PDF? ( TAK / NIE )</text:p>
          </table:table-cell>
          <table:table-cell table:style-name="Tabela1.B3" office:value-type="string">
            <text:p text:style-name="P12">TAK</text:p>
          </table:table-cell>
          <table:table-cell table:style-name="Tabela1.C3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11">Czy w pliku ZIP został umieszczony bitstream? ( TAK / NIE )</text:p>
          </table:table-cell>
          <table:table-cell table:style-name="Tabela1.B4" office:value-type="string">
            <text:p text:style-name="P12">TAK</text:p>
          </table:table-cell>
          <table:table-cell table:style-name="Tabela1.C4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5"><text:span text:style-name="T7">Czy r</text:span>ozmieszczenie plików w katalogach projektu jest zgodne ze specyfikacją? ( TAK / NIE )</text:p>
          </table:table-cell>
          <table:table-cell table:style-name="Tabela1.B5" office:value-type="string">
            <text:p text:style-name="P12">TAK</text:p>
          </table:table-cell>
          <table:table-cell table:style-name="Tabela1.C5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5"><text:span text:style-name="T7">Czy s</text:span>prawdzona została poprawność pliku ZIP spakowanego projektu poprzez rozpakowanie w nowym katalogu, otworzenie projektu Vivado, syntezę, elaboracje i wygenerowanie bitstream'u? ( TAK / NIE )</text:p>
          </table:table-cell>
          <table:table-cell table:style-name="Tabela1.B6" office:value-type="string">
            <text:p text:style-name="P12">TAK</text:p>
          </table:table-cell>
          <table:table-cell table:style-name="Tabela1.C6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6">Numer użytej wersji Vivado</text:p>
          </table:table-cell>
          <table:table-cell table:style-name="Tabela1.B7" office:value-type="string">
            <text:p text:style-name="P4"/>
          </table:table-cell>
          <table:table-cell table:style-name="Tabela1.C7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6">Liczba błędów (error) zgłoszonych przez Vivado</text:p>
          </table:table-cell>
          <table:table-cell table:style-name="Tabela1.B8" office:value-type="string">
            <text:p text:style-name="P12">0 (!)</text:p>
          </table:table-cell>
          <table:table-cell table:style-name="Tabela1.C8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6">Liczba ostrzeżeń krytycznych (<text:span text:style-name="T6">critical warning</text:span>) zgłoszona przez Vivado</text:p>
          </table:table-cell>
          <table:table-cell table:style-name="Tabela1.B9" office:value-type="string">
            <text:p text:style-name="P12">0 (!)</text:p>
          </table:table-cell>
          <table:table-cell table:style-name="Tabela1.C9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7">Liczba ostrzeżeń zwykłych (<text:span text:style-name="T6">warning</text:span>) zgłoszona przez Vivado</text:p>
          </table:table-cell>
          <table:table-cell table:style-name="Tabela1.B10" office:value-type="string">
            <text:p text:style-name="P4"/>
          </table:table-cell>
          <table:table-cell table:style-name="Tabela1.C10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7">Interfejs dostarczania danych przez użytkownika ( klawiatura / mysz / ... )</text:p>
          </table:table-cell>
          <table:table-cell table:style-name="Tabela1.B11" office:value-type="string">
            <text:p text:style-name="P4"/>
          </table:table-cell>
          <table:table-cell table:style-name="Tabela1.C11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7">Użycie ekranu jako wyjścia ( TAK / NIE )</text:p>
          </table:table-cell>
          <table:table-cell table:style-name="Tabela1.B12" office:value-type="string">
            <text:p text:style-name="P12">TAK</text:p>
          </table:table-cell>
          <table:table-cell table:style-name="Tabela1.C12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7">Rozdzielczość ekranu ( X px / Y px )</text:p>
          </table:table-cell>
          <table:table-cell table:style-name="Tabela1.B13" office:value-type="string">
            <text:p text:style-name="P4"/>
          </table:table-cell>
          <table:table-cell table:style-name="Tabela1.C13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8">Czy układ używa resetu synchronicznego? ( TAK / NIE )</text:p>
          </table:table-cell>
          <table:table-cell table:style-name="Tabela1.B14" office:value-type="string">
            <text:p text:style-name="P12">TAK</text:p>
          </table:table-cell>
          <table:table-cell table:style-name="Tabela1.C14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8"><text:span text:style-name="T7">Identyfikator p</text:span>rzycisk<text:span text:style-name="T7">u</text:span> na płytce Basys3 użyt<text:span text:style-name="T7">ego</text:span> jako reset <text:span text:style-name="T7">(BTND / BTNC /... )</text:span></text:p>
          </table:table-cell>
          <table:table-cell table:style-name="Tabela1.B15" office:value-type="string">
            <text:p text:style-name="P4"/>
          </table:table-cell>
          <table:table-cell table:style-name="Tabela1.C15" office:value-type="string">
            <text:p text:style-name="P4"/>
          </table:table-cell>
        </table:table-row>
        <table:table-row>
          <table:table-cell table:style-name="Tabela1.A16" office:value-type="string">
            <text:p text:style-name="P10">Czy moduły używają wyłącznie sygnałów zegarowych generowanych przez bloki <text:span text:style-name="T7">generatorów zegara (IP Vivado) ? </text:span><text:s/>( TAK / NIE )</text:p>
          </table:table-cell>
          <table:table-cell table:style-name="Tabela1.B16" office:value-type="string">
            <text:p text:style-name="P4"/>
          </table:table-cell>
          <table:table-cell table:style-name="Tabela1.C16" office:value-type="string">
            <text:p text:style-name="P4"/>
          </table:table-cell>
        </table:table-row>
        <table:table-row>
          <table:table-cell table:style-name="Tabela1.A17" office:value-type="string">
            <text:p text:style-name="P7"/>
          </table:table-cell>
          <table:table-cell table:style-name="Tabela1.B17" office:value-type="string">
            <text:p text:style-name="P4"/>
          </table:table-cell>
          <table:table-cell table:style-name="Tabela1.C17" office:value-type="string">
            <text:p text:style-name="P4"/>
          </table:table-cell>
        </table:table-row>
      </table:table>
      <text:p text:style-name="P3"/>
      <text:p text:style-name="P15">UWAGA: Projekt jest uznany za wykonany poprawnie, jeżeli twoje odpowiedzi są zgodne z odpowiedziami oczekiwanymi.</text:p>
      <text:p text:style-name="P14"/>
      <text:p text:style-name="P15">UWAGA: W przypadku wystąpienia nieuzasadnionych błędów, lub ostrzeżeń krytycznych (oznaczonych (!) ), oceną z projektu będzie 2.0 (ndst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69e6" officeooo:paragraph-rsid="000f0653"/>
    </style:style>
    <style:style style:name="MT1" style:family="text">
      <style:text-properties fo:language="pl" fo:country="PL" officeooo:rsid="000f06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MTM UEC2 <text:date style:data-style-name="N36" text:date-value="2020-03-09T15:55:57.121000089">03/09/2020</text:date><text:tab/><text:span text:style-name="MT1">Lista kontrolna projektu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0T16:25:10.308000000</meta:creation-date>
    <dc:date>2020-03-09T15:55:26.285000000</dc:date>
    <meta:editing-duration>PT1H24M10S</meta:editing-duration>
    <meta:editing-cycles>15</meta:editing-cycles>
    <meta:generator>LibreOffice/6.3.0.4$Windows_x86 LibreOffice_project/057fc023c990d676a43019934386b85b21a9ee99</meta:generator>
    <meta:document-statistic meta:table-count="1" meta:image-count="0" meta:object-count="0" meta:page-count="1" meta:paragraph-count="33" meta:word-count="242" meta:character-count="1517" meta:non-whitespace-character-count="1307"/>
  </office:meta>
</office:document-meta>
</file>